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roman" style:font-pitch="variable"/>
    <style:font-face style:name="Consolas1" svg:font-family="Consolas" style:font-family-generic="swiss" style:font-pitch="fixed"/>
    <style:font-face style:name="Consolas2" svg:font-family="Consolas" style:font-family-generic="swiss" style:font-pitch="variable"/>
    <style:font-face style:name="Lato" svg:font-family="Lato"/>
    <style:font-face style:name="Lato1" svg:font-family="Lato" style:font-adornments="Bold"/>
    <style:font-face style:name="Lato2" svg:font-family="Lat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1.5pt dotted #000000"/>
    </style:style>
    <style:style style:name="Table4" style:family="table">
      <style:table-properties style:width="17cm" fo:margin-top="0cm" fo:margin-bottom="0.499cm" fo:break-before="page"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fo:margin-top="0cm" fo:margin-bottom="0.499cm" fo:break-before="page"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fo:margin-top="0cm" fo:margin-bottom="0.499cm" fo:break-before="page"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fo:margin-top="0cm" fo:margin-bottom="0.499cm" fo:break-before="page"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9" style:family="table">
      <style:table-properties style:width="17cm" fo:margin-top="0cm" fo:margin-bottom="0.499cm" fo:break-before="page"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1" style:family="table">
      <style:table-properties style:width="8.8cm" fo:margin-top="0cm" fo:margin-bottom="0.499cm" table:align="center"/>
    </style:style>
    <style:style style:name="Table11.A" style:family="table-column">
      <style:table-column-properties style:column-width="8.8cm"/>
    </style:style>
    <style:style style:name="Table11.A1" style:family="table-cell">
      <style:table-cell-properties fo:padding="0.097cm" fo:border="0.5pt solid #000000"/>
    </style:style>
    <style:style style:name="Table1" style:family="table">
      <style:table-properties style:width="17cm" fo:margin-top="0cm" fo:margin-bottom="0.499cm" fo:break-before="page"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Footer">
      <style:paragraph-properties fo:text-align="start" style:justify-single-word="false"/>
      <style:text-properties style:font-name="Lato" fo:font-size="9pt" officeooo:rsid="002be5a5" officeooo:paragraph-rsid="004602b9" style:font-size-asian="9pt" style:font-size-complex="9pt"/>
    </style:style>
    <style:style style:name="P2" style:family="paragraph" style:parent-style-name="Title">
      <style:text-properties officeooo:paragraph-rsid="0015f566"/>
    </style:style>
    <style:style style:name="P3" style:family="paragraph" style:parent-style-name="Table_20_Contents">
      <style:text-properties officeooo:rsid="002639b3" officeooo:paragraph-rsid="002caedd" style:font-name-asian="PingFang SC" style:font-name-complex="Arial Unicode MS1"/>
    </style:style>
    <style:style style:name="P4" style:family="paragraph" style:parent-style-name="Table_20_Contents">
      <style:text-properties officeooo:rsid="002639b3" officeooo:paragraph-rsid="002eab76" style:font-name-asian="PingFang SC" style:font-name-complex="Arial Unicode MS1"/>
    </style:style>
    <style:style style:name="P5" style:family="paragraph" style:parent-style-name="Table_20_Contents">
      <style:text-properties officeooo:rsid="002639b3" officeooo:paragraph-rsid="00322d85" style:font-name-asian="PingFang SC" style:font-name-complex="Arial Unicode MS1"/>
    </style:style>
    <style:style style:name="P6" style:family="paragraph" style:parent-style-name="Table_20_Contents">
      <style:text-properties officeooo:rsid="002639b3" officeooo:paragraph-rsid="0034f983" style:font-name-asian="PingFang SC" style:font-name-complex="Arial Unicode MS1"/>
    </style:style>
    <style:style style:name="P7" style:family="paragraph" style:parent-style-name="Table_20_Contents">
      <style:text-properties officeooo:rsid="002639b3" officeooo:paragraph-rsid="0036a3e0" style:font-name-asian="PingFang SC" style:font-name-complex="Arial Unicode MS1"/>
    </style:style>
    <style:style style:name="P8" style:family="paragraph" style:parent-style-name="Text_20_body">
      <style:text-properties fo:font-weight="bold" officeooo:rsid="002caedd" officeooo:paragraph-rsid="002caedd" style:font-weight-asian="bold" style:font-weight-complex="bold"/>
    </style:style>
    <style:style style:name="P9" style:family="paragraph" style:parent-style-name="Text_20_body">
      <style:text-properties fo:font-weight="bold" officeooo:rsid="003090ae" officeooo:paragraph-rsid="003090ae" style:font-weight-asian="bold" style:font-weight-complex="bold"/>
    </style:style>
    <style:style style:name="P10" style:family="paragraph" style:parent-style-name="Text_20_body">
      <style:text-properties fo:font-weight="bold" officeooo:rsid="003090ae" officeooo:paragraph-rsid="004176f2" style:font-weight-asian="bold" style:font-weight-complex="bold"/>
    </style:style>
    <style:style style:name="P11" style:family="paragraph" style:parent-style-name="Text_20_body">
      <style:text-properties fo:font-weight="bold" officeooo:rsid="00322d85" officeooo:paragraph-rsid="00322d85" style:font-weight-asian="bold" style:font-weight-complex="bold"/>
    </style:style>
    <style:style style:name="P12" style:family="paragraph" style:parent-style-name="Text_20_body">
      <style:text-properties fo:font-weight="bold" officeooo:rsid="003360ff" officeooo:paragraph-rsid="003360ff" style:font-weight-asian="bold" style:font-weight-complex="bold"/>
    </style:style>
    <style:style style:name="P13" style:family="paragraph" style:parent-style-name="Text_20_body">
      <style:text-properties fo:font-weight="bold" officeooo:rsid="0034f983" officeooo:paragraph-rsid="0034f983" style:font-weight-asian="bold" style:font-weight-complex="bold"/>
    </style:style>
    <style:style style:name="P14" style:family="paragraph" style:parent-style-name="Text_20_body">
      <style:text-properties fo:font-weight="bold" officeooo:rsid="0036a3e0" officeooo:paragraph-rsid="0036a3e0" style:font-weight-asian="bold"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04a6a69" officeooo:paragraph-rsid="004a6a69" style:font-weight-asian="bold" style:font-weight-complex="bold"/>
    </style:style>
    <style:style style:name="P17" style:family="paragraph" style:parent-style-name="Text_20_body">
      <style:text-properties fo:font-weight="normal" officeooo:rsid="0034f983" officeooo:paragraph-rsid="0034f983" style:font-weight-asian="normal" style:font-weight-complex="normal"/>
    </style:style>
    <style:style style:name="P18" style:family="paragraph" style:parent-style-name="Text_20_body">
      <style:text-properties fo:font-weight="normal" officeooo:rsid="0024604f" officeooo:paragraph-rsid="0045f816" style:font-weight-asian="normal" style:font-weight-complex="normal"/>
    </style:style>
    <style:style style:name="P19" style:family="paragraph" style:parent-style-name="Text_20_body">
      <style:text-properties fo:font-weight="normal" officeooo:rsid="004a6a69" officeooo:paragraph-rsid="004a6a69" style:font-weight-asian="normal" style:font-weight-complex="normal"/>
    </style:style>
    <style:style style:name="P20" style:family="paragraph" style:parent-style-name="Text_20_body">
      <style:text-properties officeooo:paragraph-rsid="002caedd"/>
    </style:style>
    <style:style style:name="P21" style:family="paragraph" style:parent-style-name="Table_20_Contents">
      <style:text-properties style:font-name="Consolas1" fo:font-size="10.5pt" officeooo:rsid="0036a3e0" officeooo:paragraph-rsid="0036a3e0" style:font-size-asian="10.5pt" style:font-size-complex="10.5pt"/>
    </style:style>
    <style:style style:name="P22" style:family="paragraph" style:parent-style-name="Text_20_body">
      <style:text-properties officeooo:rsid="002caedd" officeooo:paragraph-rsid="002caedd"/>
    </style:style>
    <style:style style:name="P23" style:family="paragraph" style:parent-style-name="Text_20_body">
      <style:text-properties officeooo:rsid="003090ae" officeooo:paragraph-rsid="003090ae"/>
    </style:style>
    <style:style style:name="P24" style:family="paragraph" style:parent-style-name="Text_20_body">
      <style:text-properties officeooo:rsid="003090ae" officeooo:paragraph-rsid="00322d85"/>
    </style:style>
    <style:style style:name="P25" style:family="paragraph" style:parent-style-name="Text_20_body">
      <style:text-properties officeooo:rsid="00322d85" officeooo:paragraph-rsid="00322d85"/>
    </style:style>
    <style:style style:name="P26" style:family="paragraph" style:parent-style-name="Text_20_body">
      <style:text-properties officeooo:rsid="003360ff" officeooo:paragraph-rsid="003360ff"/>
    </style:style>
    <style:style style:name="P27" style:family="paragraph" style:parent-style-name="Text_20_body">
      <style:text-properties officeooo:rsid="003360ff" officeooo:paragraph-rsid="0034f983"/>
    </style:style>
    <style:style style:name="P28" style:family="paragraph" style:parent-style-name="Text_20_body">
      <style:text-properties officeooo:rsid="0034f983" officeooo:paragraph-rsid="0034f983"/>
    </style:style>
    <style:style style:name="P29" style:family="paragraph" style:parent-style-name="Text_20_body">
      <style:text-properties officeooo:rsid="0036a3e0" officeooo:paragraph-rsid="0036a3e0"/>
    </style:style>
    <style:style style:name="P30" style:family="paragraph" style:parent-style-name="Subtitle">
      <style:text-properties officeooo:rsid="0015f566" officeooo:paragraph-rsid="0015f566"/>
    </style:style>
    <style:style style:name="P31" style:family="paragraph" style:parent-style-name="Text_20_body">
      <style:text-properties officeooo:rsid="0015f566" officeooo:paragraph-rsid="0015f566"/>
    </style:style>
    <style:style style:name="P32" style:family="paragraph" style:parent-style-name="Table_20_Contents">
      <style:text-properties officeooo:rsid="0024cf71" officeooo:paragraph-rsid="0045f816"/>
    </style:style>
    <style:style style:name="P33" style:family="paragraph" style:parent-style-name="Text_20_body">
      <style:text-properties officeooo:rsid="004a6a69" officeooo:paragraph-rsid="004a6a69"/>
    </style:style>
    <style:style style:name="P34" style:family="paragraph" style:parent-style-name="Text_20_body">
      <style:text-properties officeooo:paragraph-rsid="004a6a69"/>
    </style:style>
    <style:style style:name="P35" style:family="paragraph" style:parent-style-name="Heading_20_1" style:list-style-name="">
      <style:text-properties officeooo:paragraph-rsid="0042e31e"/>
    </style:style>
    <style:style style:name="P36" style:family="paragraph" style:parent-style-name="Text_20_body" style:list-style-name="L1">
      <style:text-properties officeooo:rsid="0042e31e" officeooo:paragraph-rsid="0042e31e"/>
    </style:style>
    <style:style style:name="P37" style:family="paragraph" style:parent-style-name="Text_20_body" style:list-style-name="L2">
      <style:text-properties officeooo:rsid="002caedd" officeooo:paragraph-rsid="002caedd"/>
    </style:style>
    <style:style style:name="P38" style:family="paragraph" style:parent-style-name="Text_20_body" style:list-style-name="L3">
      <style:text-properties officeooo:rsid="002caedd" officeooo:paragraph-rsid="002caedd"/>
    </style:style>
    <style:style style:name="P39" style:family="paragraph" style:parent-style-name="Text_20_body" style:list-style-name="L4">
      <style:text-properties officeooo:rsid="002caedd" officeooo:paragraph-rsid="002caedd"/>
    </style:style>
    <style:style style:name="P40" style:family="paragraph" style:parent-style-name="Text_20_body" style:list-style-name="L4">
      <style:text-properties officeooo:rsid="002eab76" officeooo:paragraph-rsid="002eab76"/>
    </style:style>
    <style:style style:name="P41" style:family="paragraph" style:parent-style-name="Text_20_body" style:list-style-name="L5">
      <style:text-properties officeooo:rsid="003090ae" officeooo:paragraph-rsid="003090ae"/>
    </style:style>
    <style:style style:name="P42" style:family="paragraph" style:parent-style-name="Text_20_body" style:list-style-name="L6">
      <style:text-properties officeooo:rsid="003090ae" officeooo:paragraph-rsid="003090ae"/>
    </style:style>
    <style:style style:name="P43" style:family="paragraph" style:parent-style-name="Text_20_body" style:list-style-name="L7">
      <style:text-properties officeooo:rsid="003090ae" officeooo:paragraph-rsid="003090ae"/>
    </style:style>
    <style:style style:name="P44" style:family="paragraph" style:parent-style-name="Text_20_body" style:list-style-name="L8">
      <style:text-properties officeooo:rsid="00322d85" officeooo:paragraph-rsid="00322d85"/>
    </style:style>
    <style:style style:name="P45" style:family="paragraph" style:parent-style-name="Text_20_body" style:list-style-name="L9">
      <style:text-properties officeooo:rsid="003360ff" officeooo:paragraph-rsid="003360ff"/>
    </style:style>
    <style:style style:name="P46" style:family="paragraph" style:parent-style-name="Text_20_body" style:list-style-name="L10">
      <style:text-properties officeooo:rsid="003360ff" officeooo:paragraph-rsid="003360ff"/>
    </style:style>
    <style:style style:name="P47" style:family="paragraph" style:parent-style-name="Text_20_body" style:list-style-name="L11">
      <style:text-properties officeooo:rsid="0034f983" officeooo:paragraph-rsid="0034f983"/>
    </style:style>
    <style:style style:name="P48" style:family="paragraph" style:parent-style-name="Text_20_body" style:list-style-name="L12">
      <style:text-properties officeooo:rsid="0034f983" officeooo:paragraph-rsid="0034f983"/>
    </style:style>
    <style:style style:name="P49" style:family="paragraph" style:parent-style-name="Text_20_body" style:list-style-name="L12">
      <style:text-properties officeooo:rsid="0036a3e0" officeooo:paragraph-rsid="0036a3e0"/>
    </style:style>
    <style:style style:name="P50" style:family="paragraph" style:parent-style-name="Text_20_body" style:list-style-name="L13">
      <style:text-properties officeooo:rsid="0036a3e0" officeooo:paragraph-rsid="0036a3e0"/>
    </style:style>
    <style:style style:name="P51" style:family="paragraph" style:parent-style-name="Text_20_body" style:list-style-name="L13">
      <style:text-properties officeooo:rsid="0036a3e0" officeooo:paragraph-rsid="004e1556"/>
    </style:style>
    <style:style style:name="P52" style:family="paragraph" style:parent-style-name="Text_20_body" style:list-style-name="L14">
      <style:text-properties officeooo:rsid="0036a3e0" officeooo:paragraph-rsid="0036a3e0"/>
    </style:style>
    <style:style style:name="P53" style:family="paragraph" style:parent-style-name="Text_20_body" style:list-style-name="L15">
      <style:text-properties officeooo:rsid="0036a3e0" officeooo:paragraph-rsid="0036a3e0"/>
    </style:style>
    <style:style style:name="P54" style:family="paragraph" style:parent-style-name="Text_20_body" style:list-style-name="L16">
      <style:text-properties fo:font-weight="normal" officeooo:paragraph-rsid="004a6a69" style:font-weight-asian="normal" style:font-weight-complex="normal"/>
    </style:style>
    <style:style style:name="P55" style:family="paragraph" style:parent-style-name="Text_20_body" style:list-style-name="L16">
      <style:text-properties fo:font-weight="normal" officeooo:rsid="004d5531" officeooo:paragraph-rsid="004a6a69" style:font-weight-asian="normal" style:font-weight-complex="normal"/>
    </style:style>
    <style:style style:name="P56" style:family="paragraph">
      <style:paragraph-properties fo:text-align="center"/>
    </style:style>
    <style:style style:name="P57" style:family="paragraph">
      <loext:graphic-properties draw:fill="none" draw:fill-color="#ffffff"/>
      <style:paragraph-properties fo:text-align="center"/>
      <style:text-properties style:font-name="Consolas1"/>
    </style:style>
    <style:style style:name="P58" style:family="paragraph">
      <loext:graphic-properties draw:fill-color="#000000"/>
      <style:paragraph-properties fo:text-align="center"/>
      <style:text-properties fo:font-size="12pt"/>
    </style:style>
    <style:style style:name="P59" style:family="paragraph">
      <loext:graphic-properties draw:fill-color="#ffffff"/>
    </style:style>
    <style:style style:name="T1" style:family="text">
      <style:text-properties officeooo:rsid="0049995a"/>
    </style:style>
    <style:style style:name="T2" style:family="text">
      <style:text-properties officeooo:rsid="004602b9"/>
    </style:style>
    <style:style style:name="T3" style:family="text">
      <style:text-properties officeooo:rsid="0015f566"/>
    </style:style>
    <style:style style:name="T4" style:family="text">
      <style:text-properties officeooo:rsid="002639b3"/>
    </style:style>
    <style:style style:name="T5" style:family="text">
      <style:text-properties style:font-name="Consolas1"/>
    </style:style>
    <style:style style:name="T6" style:family="text">
      <style:text-properties style:font-name="Consolas1" officeooo:rsid="002caedd"/>
    </style:style>
    <style:style style:name="T7" style:family="text">
      <style:text-properties style:font-name="Consolas1" officeooo:rsid="0034f983"/>
    </style:style>
    <style:style style:name="T8" style:family="text">
      <style:text-properties officeooo:rsid="002caedd"/>
    </style:style>
    <style:style style:name="T9" style:family="text">
      <style:text-properties style:text-underline-style="solid" style:text-underline-width="auto" style:text-underline-color="font-color"/>
    </style:style>
    <style:style style:name="T10" style:family="text">
      <style:text-properties fo:color="#b00040" loext:opacity="100%" style:font-name="Consolas1" fo:language="zxx" fo:country="none" fo:font-style="normal" style:text-underline-style="none" fo:font-weight="normal" officeooo:rsid="002caedd" fo:background-color="transparent" loext:char-shading-value="0"/>
    </style:style>
    <style:style style:name="T11" style:family="text">
      <style:text-properties fo:color="#b00040" loext:opacity="100%" style:font-name="Consolas1" fo:language="zxx" fo:country="none" fo:font-style="normal" style:text-underline-style="none" fo:font-weight="normal" officeooo:rsid="004b23f9" fo:background-color="transparent" loext:char-shading-value="0"/>
    </style:style>
    <style:style style:name="T12" style:family="text">
      <style:text-properties officeooo:rsid="002eab76"/>
    </style:style>
    <style:style style:name="T13" style:family="text">
      <style:text-properties officeooo:rsid="00322d85"/>
    </style:style>
    <style:style style:name="T14" style:family="text">
      <style:text-properties officeooo:rsid="003360ff"/>
    </style:style>
    <style:style style:name="T15" style:family="text">
      <style:text-properties style:text-position="super 58%" style:font-name="Consolas1"/>
    </style:style>
    <style:style style:name="T16" style:family="text">
      <style:text-properties officeooo:rsid="0034f983"/>
    </style:style>
    <style:style style:name="T17" style:family="text">
      <style:text-properties officeooo:rsid="0036a3e0"/>
    </style:style>
    <style:style style:name="T18" style:family="text">
      <style:text-properties officeooo:rsid="004176f2"/>
    </style:style>
    <style:style style:name="T19" style:family="text">
      <style:text-properties officeooo:rsid="0042e31e"/>
    </style:style>
    <style:style style:name="T20" style:family="text">
      <style:text-properties officeooo:rsid="0043ed4b"/>
    </style:style>
    <style:style style:name="T21" style:family="text">
      <style:text-properties officeooo:rsid="0024cf71"/>
    </style:style>
    <style:style style:name="T22" style:family="text">
      <style:text-properties officeooo:rsid="0027019e"/>
    </style:style>
    <style:style style:name="T23" style:family="text">
      <style:text-properties officeooo:rsid="0048e6d2"/>
    </style:style>
    <style:style style:name="T24" style:family="text">
      <style:text-properties officeooo:rsid="0049cd16"/>
    </style:style>
    <style:style style:name="T25" style:family="text">
      <style:text-properties officeooo:rsid="004a6a69"/>
    </style:style>
    <style:style style:name="T26" style:family="text">
      <style:text-properties officeooo:rsid="004e1556"/>
    </style:style>
    <style:style style:name="T27" style:family="text">
      <style:text-properties officeooo:rsid="004eaae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fo:min-height="0.58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25cm" fo:min-width="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0.75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1.625cm" fo:min-width="3.946cm"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Programmation orientée objet</text:span> <text:span text:style-name="T3">(UAA1</text:span><text:span text:style-name="T4">4</text:span><text:span text:style-name="T3">)</text:span></text:p>
      <text:p text:style-name="P30">Exercices : <text:span text:style-name="T19">série </text:span><text:span text:style-name="T20">2</text:span></text:p>
      <text:p text:style-name="P31"/>
      <table:table table:name="Table15" table:style-name="Table15">
        <table:table-column table:style-name="Table15.A"/>
        <table:table-row>
          <table:table-cell table:style-name="Table15.A1" office:value-type="string">
            <text:p text:style-name="P15">Objets d’apprentissage :</text:p>
            <text:list text:style-name="L1">
              <text:list-item>
                <text:p text:style-name="P36">Modéliser une logique de programmation orientée objet.</text:p>
              </text:list-item>
              <text:list-item>
                <text:p text:style-name="P36">Déclarer une classe.</text:p>
              </text:list-item>
              <text:list-item>
                <text:p text:style-name="P36">Instancier une classe.</text:p>
              </text:list-item>
              <text:list-item>
                <text:p text:style-name="P36">Utiliser les méthodes de l’objet instancié.</text:p>
              </text:list-item>
              <text:list-item>
                <text:p text:style-name="P36">Traduire un algorithme dans un langage de programmation.</text:p>
              </text:list-item>
              <text:list-item>
                <text:p text:style-name="P36">Commenter des lignes de code.</text:p>
              </text:list-item>
              <text:list-item>
                <text:p text:style-name="P36">Tester le programme conçu.</text:p>
              </text:list-item>
              <text:list-item>
                <text:p text:style-name="P36">Caractériser les attributs dans une classe (encapsulation).</text:p>
              </text:list-item>
              <text:list-item>
                <text:p text:style-name="P36">Caractériser les méthodes dans une classe (encapsulation).</text:p>
              </text:list-item>
              <text:list-item>
                <text:p text:style-name="P36">Décrire la création d’un constructeur.</text:p>
              </text:list-item>
              <text:list-item>
                <text:p text:style-name="P36">Extraire d’un cahier des charges les informations nécessaires à la programmation.</text:p>
              </text:list-item>
              <text:list-item>
                <text:p text:style-name="P36">Programmer en recourant aux instructions et types de données nécessaires au développement d’une application.</text:p>
              </text:list-item>
              <text:list-item>
                <text:p text:style-name="P36">Corriger un programme défaillant.</text:p>
              </text:list-item>
              <text:list-item>
                <text:p text:style-name="P36">Développer une classe sur la base d’un cahier des charges en respectant le paradigme de la programmation orientée objet.</text:p>
              </text:list-item>
              <text:list-item>
                <text:p text:style-name="P36">Programmer en recourant aux classes nécessaires au développement d’une application orientée objet.</text:p>
              </text:list-item>
              <text:list-item>
                <text:p text:style-name="P36">Améliorer un programme pour répondre à un besoin défini.</text:p>
              </text:list-item>
            </text:list>
          </table:table-cell>
        </table:table-row>
      </table:table>
      <text:h text:style-name="P35" text:outline-level="1"/>
      <table:table table:name="Table4" table:style-name="Table4">
        <table:table-column table:style-name="Table4.A"/>
        <table:table-row>
          <table:table-cell table:style-name="Table4.A1" office:value-type="string">
            <text:p text:style-name="P3">Exercice 1 : <text:span text:style-name="T8">rectangle</text:span></text:p>
          </table:table-cell>
        </table:table-row>
      </table:table>
      <text:p text:style-name="P8">Etape 1</text:p>
      <text:p text:style-name="P22">Crée une classe intitulée <text:span text:style-name="T5">Rectangle</text:span> qui doit permettre de créer des rectangles. Un rectangle est caractérisé par des coordonnées x et y (la position du coin supérieur gauche), une largeur et une longueur.</text:p>
      <text:p text:style-name="P20"><draw:custom-shape text:anchor-type="paragraph" draw:z-index="0" draw:name="Shape 1" draw:style-name="gr4" draw:text-style-name="P59" svg:width="3.947cm" svg:height="1.625cm" svg:x="6.555cm" svg:y="0.335cm"><text:p/><draw:enhanced-geometry svg:viewBox="0 0 21600 21600" draw:type="rectangle" draw:enhanced-path="M 0 0 L 21600 0 21600 21600 0 21600 0 0 Z N"/></draw:custom-shape><draw:frame text:anchor-type="paragraph" draw:z-index="1" draw:name="Text Frame 1" draw:style-name="gr3" draw:text-style-name="P57" svg:width="1.763cm" svg:height="0.752cm" svg:x="4.879cm" svg:y="0.134cm"><draw:text-box><text:p text:style-name="P56"><text:span text:style-name="T5">(x,y)</text:span></text:p></draw:text-box></draw:frame><draw:frame text:anchor-type="paragraph" draw:z-index="3" draw:name="Text Frame 2" draw:style-name="gr1" draw:text-style-name="P57" svg:width="2.057cm" svg:height="0.59cm" svg:x="7.493cm" svg:y="2.083cm"><draw:text-box><text:p text:style-name="P56"><text:span text:style-name="T5">longueur</text:span></text:p></draw:text-box></draw:frame><draw:frame text:anchor-type="paragraph" draw:z-index="4" draw:name="Text Frame 3" draw:style-name="gr1" draw:text-style-name="P57" svg:width="1.832cm" svg:height="0.59cm" svg:x="10.613cm" svg:y="0.838cm"><draw:text-box><text:p text:style-name="P56"><text:span text:style-name="T5">largeur</text:span></text:p></draw:text-box></draw:frame><draw:custom-shape text:anchor-type="paragraph" draw:z-index="2" draw:name="Shape 2" draw:style-name="gr2" draw:text-style-name="P58" svg:width="0.354cm" svg:height="0.354cm" svg:x="-10.58cm" svg:y="-2.39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La classe </text:span><text:span text:style-name="T6">Rectangle</text:span><text:span text:style-name="T8"> contient les variables d’instances suivantes (toute de type </text:span><text:span text:style-name="T10">int</text:span><text:span text:style-name="T11">eger</text:span><text:span text:style-name="T8">) :</text:span></text:p>
      <text:list text:style-name="L2">
        <text:list-item>
          <text:p text:style-name="P37"><text:span text:style-name="T5">x </text:span>: coordonnée X du point supérieur gauche</text:p>
        </text:list-item>
        <text:list-item>
          <text:p text:style-name="P37"><text:span text:style-name="T5">y </text:span>: coordonnée Y du point supérieur gauche</text:p>
        </text:list-item>
        <text:list-item>
          <text:p text:style-name="P37"><text:span text:style-name="T5">largeur </text:span>: la largeur du rectangle</text:p>
        </text:list-item>
        <text:list-item>
          <text:p text:style-name="P37"><text:span text:style-name="T5">longueur </text:span>: la longueur du rectangle</text:p>
        </text:list-item>
      </text:list>
      <text:p text:style-name="P8">Etape 2</text:p>
      <text:p text:style-name="P22">Crée un constructeur pour la classe <text:span text:style-name="T5">Rectangle</text:span> (constructeur à 4 arguments).</text:p>
      <text:p text:style-name="P8">Etape 3</text:p>
      <text:p text:style-name="P19">Fais en sorte que les v.i <text:span text:style-name="T5">largeur</text:span> et <text:span text:style-name="T5">longueur</text:span> puissent être accédées en lecture et en écriture depuis l’extérieur de la classe.</text:p>
      <text:p text:style-name="P22">Ajoute é<text:span text:style-name="T25">galement </text:span>les méthodes suivantes à la classe <text:span text:style-name="T5">Rectangle </text:span>:</text:p>
      <text:list text:style-name="L3">
        <text:list-item>
          <text:p text:style-name="P38"><text:span text:style-name="T5">périmètre </text:span>: retourne le périmètre (calculé) d’un rectangle</text:p>
        </text:list-item>
        <text:list-item>
          <text:p text:style-name="P38"><text:span text:style-name="T5">surface </text:span>: retourne la surface (calculée) du rectangle</text:p>
        </text:list-item>
        <text:list-item>
          <text:p text:style-name="P38"><text:span text:style-name="T5">déplacer </text:span>: modifie l’emplacement du coin supérieur gauche en une nouvelle position <text:span text:style-name="T5">(x,y)</text:span> sur base de deux entiers reçus en argument</text:p>
        </text:list-item>
      </text:list>
      <text:p text:style-name="P8">Etape 4</text:p>
      <text:p text:style-name="P22"><text:span text:style-name="T25">Dans la sandbox, </text:span>effectue les opérations suivantes (dans l’ordre) :</text:p>
      <text:list text:style-name="L4">
        <text:list-item>
          <text:p text:style-name="P39">crée un objet de type <text:span text:style-name="T5">Rectangle</text:span> avec les propriétés de ton choix</text:p>
        </text:list-item>
        <text:list-item>
          <text:p text:style-name="P39">affiche à l’écran les coordonnées X et Y du coin supérieur gauche du rectangle créé ainsi que la largeur et la longueur de ce rectangle.</text:p>
        </text:list-item>
        <text:list-item>
          <text:p text:style-name="P40">modifie la <text:span text:style-name="T23">longueur</text:span> et la largeur de ce rectangle</text:p>
        </text:list-item>
        <text:list-item>
          <text:p text:style-name="P40">affiche à nouveau à l’écran la largeur et la <text:span text:style-name="T24">longueur</text:span> du rectangle</text:p>
        </text:list-item>
        <text:list-item>
          <text:p text:style-name="P40">crée d’autres rectangles avec d’autres valeurs et fais appel aux différentes méthodes de la classe</text:p>
        </text:list-item>
      </text:list>
      <table:table table:name="Table5" table:style-name="Table5">
        <table:table-column table:style-name="Table5.A"/>
        <table:table-row>
          <table:table-cell table:style-name="Table5.A1" office:value-type="string">
            <text:p text:style-name="P4">Exercice <text:span text:style-name="T12">2 </text:span>: <text:span text:style-name="T12">entrainement</text:span></text:p>
          </table:table-cell>
        </table:table-row>
      </table:table>
      <text:p text:style-name="P9">Etape 1</text:p>
      <text:p text:style-name="P23">Crée une classe nommée <text:span text:style-name="T5">Entrainement</text:span> permettant de créer des entrainements de course à pied.</text:p>
      <text:p text:style-name="P23">Un entrainement est caractérisé par :</text:p>
      <text:list text:style-name="L5">
        <text:list-item>
          <text:p text:style-name="P41">le nom du coureur ;</text:p>
        </text:list-item>
        <text:list-item>
          <text:p text:style-name="P41">la longueur (en mètres) du parcours course à pied ;</text:p>
        </text:list-item>
        <text:list-item>
          <text:p text:style-name="P41">le temps (en secondes) mis par le coureur pour le parcourir.</text:p>
        </text:list-item>
      </text:list>
      <text:p text:style-name="P23">Crée les variables d’instance nécessaires avec les types adéquats.</text:p>
      <text:p text:style-name="P9">Etape 2</text:p>
      <text:p text:style-name="P23">Crée un constructeur pour la classe <text:span text:style-name="T5">Entrainement</text:span>.</text:p>
      <text:p text:style-name="P9">Etape 3</text:p>
      <text:p text:style-name="P23">Ajoute les méthodes suivantes :</text:p>
      <text:list text:style-name="L6">
        <text:list-item>
          <text:p text:style-name="P42"><text:span text:style-name="T5">vitesseMoyenne</text:span> : retourne la vitesse moyenne (en km/h) du coureur (attention, une valeur réelle et pas entière !)</text:p>
        </text:list-item>
        <text:list-item>
          <text:p text:style-name="P42"><text:span text:style-name="T5">comparerTemps</text:span> : reçoit un entier en argument représentant le temps en secondes mis lors d’un autre entrainement et retourne la différence entre ce temps et le temps mis par le coureur lors de l’entrainement courant</text:p>
        </text:list-item>
      </text:list>
      <text:p text:style-name="P10">Etape 4</text:p>
      <text:p text:style-name="P23"><text:span text:style-name="T25">Dans la sandbox, e</text:span>ffectue les opérations suivantes  :</text:p>
      <text:list text:style-name="L7">
        <text:list-item>
          <text:p text:style-name="P43">crée un objet de type <text:span text:style-name="T5">Entrainement</text:span></text:p>
        </text:list-item>
        <text:list-item>
          <text:p text:style-name="P43">affiche à l’écran le nom du coureur réalisant cet entrainement</text:p>
        </text:list-item>
        <text:list-item>
          <text:p text:style-name="P43">affiche à l’écran (en faisant appel aux méthodes adéquates) la vitesse moyenne lors de l’entrainement et la comparaison entre le temps de cet entrainement et le temps d’un autre (de ton choix)</text:p>
        </text:list-item>
      </text:list>
      <text:p text:style-name="P24"/>
      <table:table table:name="Table6" table:style-name="Table6">
        <table:table-column table:style-name="Table6.A"/>
        <table:table-row>
          <table:table-cell table:style-name="Table6.A1" office:value-type="string">
            <text:p text:style-name="P5">Exercice <text:span text:style-name="T13">3</text:span><text:span text:style-name="T12"> </text:span>: <text:span text:style-name="T13">placement</text:span></text:p>
          </table:table-cell>
        </table:table-row>
      </table:table>
      <text:p text:style-name="P11">Etape 1</text:p>
      <text:p text:style-name="P25">Crée la classe nommée <text:span text:style-name="T5">Placement</text:span> permettant de gérer des capitaux placés pendant un certains temps dans une banque.</text:p>
      <text:p text:style-name="P25">Un placement est caractérisé par :</text:p>
      <text:list text:style-name="L8">
        <text:list-item>
          <text:p text:style-name="P44">un nombre total d’années durant lequel le capital est placé (ex. 10 ans)</text:p>
        </text:list-item>
        <text:list-item>
          <text:p text:style-name="P44">un taux d’intérêts (ex. 2,5)</text:p>
        </text:list-item>
        <text:list-item>
          <text:p text:style-name="P44">un montant <text:span text:style-name="T14">placé</text:span></text:p>
        </text:list-item>
      </text:list>
      <text:p text:style-name="P11">Etape 2</text:p>
      <text:p text:style-name="P26">Prévois un constructeur permettant de créer un placement.</text:p>
      <text:p text:style-name="P12">Etape 3</text:p>
      <text:p text:style-name="P26">Ajoute les méthodes suivantes :</text:p>
      <text:list text:style-name="L9">
        <text:list-item>
          <text:p text:style-name="P45"><text:span text:style-name="T5">déterminerCapitalPartiel </text:span>: reçoit en argument un nombre d’années et calcule la valeur du capital après ce nombre d’années.<text:line-break/>La formule à employer est : <text:span text:style-name="T5">montant * (1 + taux/100)</text:span><text:span text:style-name="T15">durée</text:span></text:p>
        </text:list-item>
        <text:list-item>
          <text:p text:style-name="P45"><text:span text:style-name="T5">déterminerCapitalFinal </text:span>: calcule la valeur finale du montant placé (utilise la méthode précédente !)</text:p>
        </text:list-item>
        <text:list-item>
          <text:p text:style-name="P45"><text:span text:style-name="T5">déterminerCapitalAcquis </text:span>: calcule le montant que le client va percevoir sachant que l’état perçoit un certain pourcentage (reçu en argument)</text:p>
        </text:list-item>
      </text:list>
      <text:p text:style-name="P12">Etape 4</text:p>
      <text:p text:style-name="P26"><text:span text:style-name="T25">Dans la sandbox PHP </text:span> :</text:p>
      <text:list text:style-name="L10">
        <text:list-item>
          <text:p text:style-name="P46">construire un objet de type <text:span text:style-name="T5">Placement </text:span>: le montant de départ est de 1000€ avec une durée de 10 ans et un taux de 2,5%</text:p>
        </text:list-item>
        <text:list-item>
          <text:p text:style-name="P46">afficher à l’écran le capital <text:span text:style-name="T18">partiel</text:span> après 3 ans, le capital final et le montant perçu de ce placement <text:span text:style-name="T18">(l’état perçoit 10% de la somme)</text:span></text:p>
        </text:list-item>
      </text:list>
      <text:p text:style-name="P27"/>
      <table:table table:name="Table7" table:style-name="Table7">
        <table:table-column table:style-name="Table7.A"/>
        <table:table-row>
          <table:table-cell table:style-name="Table7.A1" office:value-type="string">
            <text:p text:style-name="P6">Exercice <text:span text:style-name="T16">4</text:span><text:span text:style-name="T12"> </text:span>: <text:span text:style-name="T16">véhicules</text:span></text:p>
          </table:table-cell>
        </table:table-row>
      </table:table>
      <text:p text:style-name="P13">Etape 1</text:p>
      <text:p text:style-name="P28">Crée une classe nommée <text:span text:style-name="T5">Véhicule</text:span> permettant de créer des véhicules. Un véhicule est caractérisé par :</text:p>
      <text:list text:style-name="L11">
        <text:list-item>
          <text:p text:style-name="P47">une plaque d’immatriculation (peut contenir des chiffres, des lettres et des tirets) ;</text:p>
        </text:list-item>
        <text:list-item>
          <text:p text:style-name="P47">une marque ;</text:p>
        </text:list-item>
        <text:list-item>
          <text:p text:style-name="P47">un modèle ;</text:p>
        </text:list-item>
        <text:list-item>
          <text:p text:style-name="P47">une capacité maximale du réservoir ;</text:p>
        </text:list-item>
        <text:list-item>
          <text:p text:style-name="P47">un niveau de jauge de carburant (nombre de litres de carburant réellement dans le réservoir).</text:p>
        </text:list-item>
      </text:list>
      <text:p text:style-name="P13">Etape 2</text:p>
      <text:p text:style-name="P17">Crée un constructeur pour la classe <text:span text:style-name="T5">Véhicule</text:span>.</text:p>
      <text:p text:style-name="P13">Etape 3</text:p>
      <text:p text:style-name="P17"><text:span text:style-name="T25">Adapte le constructeur afin de faciliter la </text:span>cré<text:span text:style-name="T25">ation</text:span> de véhicules avec un réservoir plein. Autrement dis, il n’est pas nécessaire de préciser le niveau de la jauge de carburant lors de la création d’un véhicule : ce niveau est automatiquement égal à la capacité maximale du réservoir.</text:p>
      <text:p text:style-name="P13">Etape 4</text:p>
      <text:p text:style-name="P28">Ajoute les méthodes suivantes :</text:p>
      <text:list text:style-name="L12">
        <text:list-item>
          <text:p text:style-name="P48"><text:span text:style-name="T5">typeVéhicule </text:span>: retourne une chaine de caractère contenant la marque et le modèle du véhicule (séparés par un espace)</text:p>
        </text:list-item>
        <text:list-item>
          <text:p text:style-name="P48"><text:span text:style-name="T5">ajouterCarburant </text:span>: reçoit en argument un<text:span text:style-name="T25">e quantité (en litres)</text:span> de carburant et rajoute ce<text:span text:style-name="T25">tte quantité </text:span>dans le réservoir (attention à ne pas déborder !)</text:p>
        </text:list-item>
        <text:list-item>
          <text:p text:style-name="P49"><text:span text:style-name="T5">état </text:span>: retourne la chaine de caractère suivante :<text:line-break/>« <text:span text:style-name="T5">&lt;type&gt;</text:span> (<text:span text:style-name="T5">&lt;jauge&gt;</text:span> / <text:span text:style-name="T5">&lt;capacité max&gt;</text:span> litres) » (ex. « Opel Adam (20/30 litres) »)</text:p>
        </text:list-item>
      </text:list>
      <text:p text:style-name="P16">Etape 5</text:p>
      <text:p text:style-name="P33">Adapte la méthode <text:span text:style-name="T7">ajouterCarburant</text:span> afin que la quantité soit facultative : lorsqu’aucune quantité n’est précisée, le réservoir est rempli au maximum.</text:p>
      <text:p text:style-name="P13">Etape <text:span text:style-name="T25">6</text:span></text:p>
      <text:p text:style-name="P28"><text:span text:style-name="T25">Dans la sandbox, r</text:span>éalise les opérations suivantes :</text:p>
      <text:list text:style-name="L13">
        <text:list-item>
          <text:p text:style-name="P50">crée plusieurs véhicules de ton choix <text:span text:style-name="T25">(en utilisant également les valeurs par défaut)</text:span></text:p>
        </text:list-item>
        <text:list-item>
          <text:p text:style-name="P51">affiche l’état de tous les véhicules créés <text:span text:style-name="T25">(</text:span><text:span text:style-name="T26">en utilisant la méthode</text:span><text:span text:style-name="T25"> </text:span><text:span text:style-name="T5">état</text:span><text:span text:style-name="T25">)</text:span></text:p>
        </text:list-item>
        <text:list-item>
          <text:p text:style-name="P50">teste la méthode <text:span text:style-name="T5">ajouterCarburant</text:span> en <text:span text:style-name="T25">l’</text:span>appelant <text:span text:style-name="T25">de différente manière (avec / sans la valeur par défaut)</text:span></text:p>
        </text:list-item>
        <text:list-item>
          <text:p text:style-name="P50">ré-affiche l’état de tous les véhicules et vérifie le bon fonctionnement de <text:span text:style-name="T25">la</text:span> méthodes <text:span text:style-name="T5">ajouterCarburant</text:span></text:p>
        </text:list-item>
      </text:list>
      <table:table table:name="Table9" table:style-name="Table9">
        <table:table-column table:style-name="Table9.A"/>
        <table:table-row>
          <table:table-cell table:style-name="Table9.A1" office:value-type="string">
            <text:p text:style-name="P7">Exercice <text:span text:style-name="T17">5</text:span><text:span text:style-name="T12"> </text:span>: <text:span text:style-name="T17">commande</text:span></text:p>
          </table:table-cell>
        </table:table-row>
      </table:table>
      <text:p text:style-name="P14">Etape 1</text:p>
      <text:p text:style-name="P29">Crée une classe <text:span text:style-name="T5">Commande</text:span> permettant de gérer des commandes d’articles effectués par des clients.</text:p>
      <text:p text:style-name="P29">Par facilité, une commande ne peut contenir qu’un seul article mais ce dernier peut être commandé en plusieurs exemplaires (ex. Une commande comporte 3 exemplaires du livre « Le <text:span text:style-name="T25">PHP</text:span> pour les nuls »).</text:p>
      <text:p text:style-name="P29">Une commande est caractérisée par :</text:p>
      <text:list text:style-name="L14">
        <text:list-item>
          <text:p text:style-name="P52">le nom du client qui passe la commande ;</text:p>
        </text:list-item>
        <text:list-item>
          <text:p text:style-name="P52">le libellé de l’article commandé ;</text:p>
        </text:list-item>
        <text:list-item>
          <text:p text:style-name="P52">le nombre d’exemplaires de l’article commandé ;</text:p>
        </text:list-item>
        <text:list-item>
          <text:p text:style-name="P52">le prix unitaire (en €) de l’article commandé.</text:p>
        </text:list-item>
      </text:list>
      <text:p text:style-name="P14">Etape 2</text:p>
      <text:p text:style-name="P29">Crée un constructeur permettant de créer une commande. <text:span text:style-name="T25">Fais en sorte que le </text:span>constructeur permett<text:span text:style-name="T25">e </text:span>de créer <text:span text:style-name="T25">facilement </text:span>des commandes avec <text:span text:style-name="T9">un seul exemplaire</text:span>.</text:p>
      <text:p text:style-name="P14">Etape 3</text:p>
      <text:p text:style-name="P29">Ajoute les méthodes suivantes :</text:p>
      <text:list text:style-name="L15">
        <text:list-item>
          <text:p text:style-name="P53"><text:span text:style-name="T5">modifierQuantité </text:span>: permet de modifier la quantité commandée</text:p>
        </text:list-item>
        <text:list-item>
          <text:p text:style-name="P53"><text:span text:style-name="T5">coûtTotal </text:span>: calcule le coût total de la commande</text:p>
        </text:list-item>
        <text:list-item>
          <text:p text:style-name="P53"><text:span text:style-name="T5">imprimerBonCommande </text:span>: affiche la commande sous la forme suivante</text:p>
        </text:list-item>
      </text:list>
      <table:table table:name="Table11" table:style-name="Table11">
        <table:table-column table:style-name="Table11.A"/>
        <table:table-row>
          <table:table-cell table:style-name="Table11.A1" office:value-type="string">
            <text:p text:style-name="P21">BON DE COMMANDE DU CLIENT &lt;nom&gt;</text:p>
            <text:p text:style-name="P21"/>
            <text:p text:style-name="P21">Article : &lt;libellé&gt;</text:p>
            <text:p text:style-name="P21">Quantité commandée : &lt;quantité&gt;</text:p>
            <text:p text:style-name="P21">Prix unitaire : &lt;prix&gt; euros</text:p>
            <text:p text:style-name="P21"/>
            <text:p text:style-name="P21">COUT TOTAL : &lt;total&gt; EUROS</text:p>
          </table:table-cell>
        </table:table-row>
      </table:table>
      <text:p text:style-name="P14">Etape 4</text:p>
      <text:p text:style-name="P29"><text:span text:style-name="T27">C</text:span>rée des commandes et affiche le bon de commande pour chacune d’elles.</text:p>
      <text:p text:style-name="P18"/>
      <table:table table:name="Table1" table:style-name="Table1">
        <table:table-column table:style-name="Table1.A"/>
        <table:table-row>
          <table:table-cell table:style-name="Table1.A1" office:value-type="string">
            <text:p text:style-name="P32">Références</text:p>
          </table:table-cell>
        </table:table-row>
      </table:table>
      <text:p text:style-name="P34">Les <text:span text:style-name="T21">présents </text:span>exercices ont été élaboré<text:span text:style-name="T22">s</text:span> à l’aide des ressources suivantes :</text:p>
      <text:list text:style-name="L16">
        <text:list-item>
          <text:p text:style-name="P54"><text:a xlink:type="simple" xlink:href="https://www.pierre-giraud.com/php-mysql-apprendre-coder-cours/introduction-programmation-orientee-objet/" text:style-name="Internet_20_link" text:visited-style-name="Visited_20_Internet_20_Link">https://www.pierre-giraud.com/php-mysql-apprendre-coder-cours/introduction-programmation-orientee-objet/</text:a></text:p>
        </text:list-item>
        <text:list-item>
          <text:p text:style-name="P55">Cours de « Développement d’applications WEB », Hénallux (2019)</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roman" style:font-pitch="variable"/>
    <style:font-face style:name="Consolas1" svg:font-family="Consolas" style:font-family-generic="swiss" style:font-pitch="fixed"/>
    <style:font-face style:name="Consolas2" svg:font-family="Consolas" style:font-family-generic="swiss" style:font-pitch="variable"/>
    <style:font-face style:name="Lato" svg:font-family="Lato"/>
    <style:font-face style:name="Lato1" svg:font-family="Lato" style:font-adornments="Bold"/>
    <style:font-face style:name="Lato2" svg:font-family="Lat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ato2" fo:font-family="Lato" style:font-style-name="Regular" fo:font-size="10.5pt" officeooo:rsid="0015f566" style:font-size-asian="9.14999961853027pt" style:font-size-complex="10.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Lato2" fo:font-family="Lato" style:font-style-name="Regular" fo:font-size="12pt" officeooo:rsid="0015f566" style:font-size-asian="12pt" style:font-size-complex="12pt"/>
    </style:style>
    <style:style style:name="Title" style:family="paragraph" style:parent-style-name="Heading" style:next-style-name="Text_20_body" style:class="chapter">
      <style:paragraph-properties fo:text-align="center" style:justify-single-word="false"/>
      <style:text-properties style:font-name="Lato1" fo:font-family="Lato" style:font-style-name="Bold"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ato" fo:font-family="Lato" fo:font-size="18pt" fo:font-weight="bold" officeooo:rsid="0015f566"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paragraph-properties fo:padding="0.049cm" fo:border="0.06pt solid #000000"/>
      <style:text-properties style:font-name="Consolas1" fo:font-family="Consolas" style:font-family-generic="swiss" style:font-pitch="fixed" officeooo:rsid="0015f566"/>
    </style:style>
    <style:style style:name="Code" style:family="paragraph" style:parent-style-name="Table_20_Contents">
      <loext:graphic-properties draw:fill="solid" draw:fill-color="#f8f8f8" draw:opacity="100%"/>
      <style:paragraph-properties ch2_options="{'Style': 'default', 'Language': 'Java', 'UseCharStyles': 0, 'LineNumberRatio': 100, 'LineNumberStart': 1, 'MasterCharStyle': '', 'ShowLineNumbers': 0, 'ColourizeBackground': 1, 'LineNumberSeparator': '  ', 'LineNumberPaddingSymbol': '', 'StoreOptionsWithSnippet': 1}" fo:margin-top="0cm" fo:margin-bottom="0.25cm" style:contextual-spacing="false" fo:line-height="115%" fo:background-color="#f8f8f8"/>
      <style:text-properties style:use-window-font-color="true" loext:opacity="0%" style:font-name="Consolas1" fo:font-family="Consolas" style:font-family-generic="swiss" style:font-pitch="fixed" fo:font-size="10.5pt" fo:language="zxx" fo:country="none" fo:font-style="normal" style:text-underline-style="none" fo:font-weight="normal" officeooo:rsid="00272e53" fo:background-color="transparent" style:font-size-asian="10.5pt" style:font-size-complex="10.5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solas" style:family="paragraph" style:parent-style-name="Text_20_body">
      <style:text-properties officeooo:rsid="001ced83"/>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style:font-name="Lato" fo:font-size="9pt" officeooo:rsid="002be5a5" officeooo:paragraph-rsid="004602b9" style:font-size-asian="9pt" style:font-size-complex="9pt"/>
    </style:style>
    <style:style style:name="MT1" style:family="text">
      <style:text-properties officeooo:rsid="0049995a"/>
    </style:style>
    <style:style style:name="MT2" style:family="text">
      <style:text-properties officeooo:rsid="004602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grammation orientée objet </text:span>(UAA1<text:span text:style-name="MT1">4</text:span>)<text:tab/>Page <text:page-number text:select-page="current">7</text:page-number><text:s/>sur <text:page-count>7</text:page-count><text:tab/><text:span text:style-name="MT1">Exercices : série </text:span><text:span text:style-name="MT2">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1T10:46:00</meta:creation-date>
    <dc:date>2024-09-23T15:53:43.825000000</dc:date>
    <meta:editing-duration>P9DT6H58M32S</meta:editing-duration>
    <meta:editing-cycles>44</meta:editing-cycles>
    <meta:generator>LibreOffice/7.6.4.1$Windows_X86_64 LibreOffice_project/e19e193f88cd6c0525a17fb7a176ed8e6a3e2aa1</meta:generator>
    <meta:document-statistic meta:table-count="8" meta:image-count="0" meta:object-count="0" meta:page-count="7" meta:paragraph-count="132" meta:word-count="1329" meta:character-count="7915" meta:non-whitespace-character-count="6781"/>
  </office:meta>
</office:document-meta>
</file>